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12" style:family="table-cell" style:parent-style-name="Default">
      <style:table-cell-properties fo:background-color="#000000" fo:border="none"/>
      <style:text-properties style:font-name="Liberation Sans" style:font-name-asian="Droid Sans Fallback" style:font-name-complex="DejaVu Sans"/>
    </style:style>
    <style:style style:name="ce13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4" style:family="table-cell" style:parent-style-name="Default">
      <style:table-cell-properties fo:background-color="#000000" fo:border="none"/>
    </style:style>
    <style:style style:name="ce15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end" fo:margin-left="0mm"/>
    </style:style>
    <style:style style:name="ce16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ff99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ackground-color="#b2b2b2" fo:border="0.06pt solid #000000"/>
      <style:text-properties fo:color="#000000"/>
    </style:style>
    <style:style style:name="ce19" style:family="table-cell" style:parent-style-name="Default">
      <style:table-cell-properties fo:background-color="#b2b2b2" fo:border="0.06pt solid #000000"/>
    </style:style>
    <style:style style:name="ce20" style:family="table-cell" style:parent-style-name="Default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T/D</text:p>
          </table:table-cell>
          <table:table-cell table:style-name="ce1" office:value-type="string" calcext:value-type="string">
            <text:p>DOC1</text:p>
          </table:table-cell>
          <table:table-cell table:style-name="ce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" office:value-type="string" calcext:value-type="string">
            <text:p>DOC4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/>
          <table:table-cell table:style-name="ce18" office:value-type="string" calcext:value-type="string">
            <text:p>Q1 =</text:p>
          </table:table-cell>
          <table:table-cell table:style-name="ce20" office:value-type="string" calcext:value-type="string">
            <text:p>software</text:p>
          </table:table-cell>
        </table:table-row>
        <table:table-row table:style-name="ro1">
          <table:table-cell/>
          <table:table-cell table:style-name="ce2" office:value-type="string" calcext:value-type="string">
            <text:p>softwa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Q2 = </text:p>
          </table:table-cell>
          <table:table-cell table:style-name="ce20" office:value-type="string" calcext:value-type="string">
            <text:p>pais libre</text:p>
          </table:table-cell>
        </table:table-row>
        <table:table-row table:style-name="ro1">
          <table:table-cell/>
          <table:table-cell table:style-name="ce2" office:value-type="string" calcext:value-type="string">
            <text:p>libre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Q3 = </text:p>
          </table:table-cell>
          <table:table-cell table:style-name="ce20" office:value-type="string" calcext:value-type="string">
            <text:p>produccion software pais</text:p>
          </table:table-cell>
        </table:table-row>
        <table:table-row table:style-name="ro1">
          <table:table-cell/>
          <table:table-cell table:style-name="ce2" office:value-type="string" calcext:value-type="string">
            <text:p>papel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undamenta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recimient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ernet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vorecid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municac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desarrolladores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iquez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ais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ultur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roduccio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ecnologi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ardwar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corpore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stado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orma</text:p>
          </table:table-cell>
          <table:table-cell table:style-name="ce3" table:formula="of:=SQRT(SUMSQ([.C3:.C19]))" office:value-type="float" office:value="3.87298334620742" calcext:value-type="float">
            <text:p>3,8729833462</text:p>
          </table:table-cell>
          <table:table-cell table:style-name="ce3" table:formula="of:=SQRT(SUMSQ([.D3:.D19]))" office:value-type="float" office:value="2" calcext:value-type="float">
            <text:p>2</text:p>
          </table:table-cell>
          <table:table-cell table:style-name="ce3" table:formula="of:=SQRT(SUMSQ([.E3:.E19]))" office:value-type="float" office:value="3.16227766016838" calcext:value-type="float">
            <text:p>3,1622776602</text:p>
          </table:table-cell>
          <table:table-cell table:style-name="ce3" table:formula="of:=SQRT(SUMSQ([.F3:.F19]))" office:value-type="float" office:value="3.74165738677394" calcext:value-type="float">
            <text:p>3,7416573868</text:p>
          </table:table-cell>
          <table:table-cell table:style-name="ce3" table:formula="of:=SQRT(SUMSQ([.G3:.G19]))" office:value-type="float" office:value="1" calcext:value-type="float">
            <text:p>1</text:p>
          </table:table-cell>
          <table:table-cell table:style-name="ce3" table:formula="of:=SQRT(SUMSQ([.H3:.H19]))" office:value-type="float" office:value="1.4142135623731" calcext:value-type="float">
            <text:p>1,4142135624</text:p>
          </table:table-cell>
          <table:table-cell table:style-name="ce3" table:formula="of:=SQRT(SUMSQ([.I3:.I19]))" office:value-type="float" office:value="1.73205080756888" calcext:value-type="float">
            <text:p>1,7320508076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5"/>
          <table:table-cell table:style-name="ce12"/>
          <table:table-cell table:style-name="ce14"/>
          <table:table-cell table:style-name="ce12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roducto Escalar</text:p>
          </table:table-cell>
          <table:table-cell table:style-name="ce10" table:number-columns-repeated="3"/>
          <table:table-cell/>
          <table:table-cell table:style-name="ce13"/>
          <table:table-cell table:style-name="ce15" office:value-type="string" calcext:value-type="string">
            <text:p>Ranking</text:p>
          </table:table-cell>
          <table:table-cell table:style-name="ce16"/>
          <table:table-cell table:style-name="ce17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OC1</text:p>
          </table:table-cell>
          <table:table-cell table:style-name="ce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" office:value-type="string" calcext:value-type="string">
            <text:p>DO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1</text:p>
          </table:table-cell>
          <table:table-cell table:style-name="ce9" table:formula="of:=SUMPRODUCT([.G3:.G19];[.C3:.C19])" office:value-type="float" office:value="2" calcext:value-type="float">
            <text:p>2</text:p>
          </table:table-cell>
          <table:table-cell table:style-name="ce9" table:formula="of:=SUMPRODUCT([.G3:.G19];[.D3:.D19])" office:value-type="float" office:value="0" calcext:value-type="float">
            <text:p>0</text:p>
          </table:table-cell>
          <table:table-cell table:style-name="ce9" table:formula="of:=SUMPRODUCT([.G3:.G19];[.E3:.E19])" office:value-type="float" office:value="1" calcext:value-type="float">
            <text:p>1</text:p>
          </table:table-cell>
          <table:table-cell table:style-name="ce9" table:formula="of:=SUMPRODUCT([.G3:.G19];[.F3:.F19])" office:value-type="float" office:value="2" calcext:value-type="float">
            <text:p>2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2</text:p>
          </table:table-cell>
          <table:table-cell table:style-name="ce9" table:formula="of:=SUMPRODUCT([.H3:.H19];[.C3:.C19])" office:value-type="float" office:value="1" calcext:value-type="float">
            <text:p>1</text:p>
          </table:table-cell>
          <table:table-cell table:style-name="ce9" table:formula="of:=SUMPRODUCT([.H3:.H19];[.D3:.D19])" office:value-type="float" office:value="2" calcext:value-type="float">
            <text:p>2</text:p>
          </table:table-cell>
          <table:table-cell table:style-name="ce9" table:formula="of:=SUMPRODUCT([.H3:.H19];[.E3:.E19])" office:value-type="float" office:value="1" calcext:value-type="float">
            <text:p>1</text:p>
          </table:table-cell>
          <table:table-cell table:style-name="ce9" table:formula="of:=SUMPRODUCT([.I3:.I19];[.F3:.F19])" office:value-type="float" office:value="3" calcext:value-type="float">
            <text:p>3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3</text:p>
          </table:table-cell>
          <table:table-cell table:style-name="ce9" table:formula="of:=SUMPRODUCT([.I3:.I19];[.C3:.C19])" office:value-type="float" office:value="2" calcext:value-type="float">
            <text:p>2</text:p>
          </table:table-cell>
          <table:table-cell table:style-name="ce9" table:formula="of:=SUMPRODUCT([.I3:.I19];[.D3:.D19])" office:value-type="float" office:value="1" calcext:value-type="float">
            <text:p>1</text:p>
          </table:table-cell>
          <table:table-cell table:style-name="ce9" table:formula="of:=SUMPRODUCT([.I3:.I19];[.E3:.E19])" office:value-type="float" office:value="4" calcext:value-type="float">
            <text:p>4</text:p>
          </table:table-cell>
          <table:table-cell table:style-name="ce9" table:formula="of:=SUMPRODUCT([.I3:.I19];[.F3:.F19])" office:value-type="float" office:value="3" calcext:value-type="float">
            <text:p>3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7"/>
          <table:table-cell table:style-name="ce10" table:number-columns-repeated="3"/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Métrica Coseno</text:p>
          </table:table-cell>
          <table:table-cell table:style-name="ce10" table:number-columns-repeated="3"/>
          <table:table-cell/>
          <table:table-cell table:style-name="ce13"/>
          <table:table-cell table:style-name="ce15" office:value-type="string" calcext:value-type="string">
            <text:p>Ranking</text:p>
          </table:table-cell>
          <table:table-cell table:style-name="ce16"/>
          <table:table-cell table:style-name="ce17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DOC1</text:p>
          </table:table-cell>
          <table:table-cell table:style-name="ce1" office:value-type="string" calcext:value-type="string">
            <text:p>DOC2</text:p>
          </table:table-cell>
          <table:table-cell table:style-name="ce1" office:value-type="string" calcext:value-type="string">
            <text:p>DOC3</text:p>
          </table:table-cell>
          <table:table-cell table:style-name="ce1" office:value-type="string" calcext:value-type="string">
            <text:p>DOC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1</text:p>
          </table:table-cell>
          <table:table-cell table:style-name="ce9" table:formula="of:=[.C25]/([.C20]*[.G20])" office:value-type="float" office:value="0.516397779494322" calcext:value-type="float">
            <text:p>0,5163977795</text:p>
          </table:table-cell>
          <table:table-cell table:style-name="ce9" table:formula="of:=[.D25]/([.D20]*[.G20])" office:value-type="float" office:value="0" calcext:value-type="float">
            <text:p>0</text:p>
          </table:table-cell>
          <table:table-cell table:style-name="ce9" table:formula="of:=[.E25]/[.E20]*[.G20]" office:value-type="float" office:value="0.316227766016838" calcext:value-type="float">
            <text:p>0,316227766</text:p>
          </table:table-cell>
          <table:table-cell table:style-name="ce9" table:formula="of:=[.F25]/([.F20]*[.G20])" office:value-type="float" office:value="0.534522483824849" calcext:value-type="float">
            <text:p>0,5345224838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2</text:p>
          </table:table-cell>
          <table:table-cell table:style-name="ce9" table:formula="of:=[.C26]/([.C20]*[.H20])" office:value-type="float" office:value="0.182574185835055" calcext:value-type="float">
            <text:p>0,1825741858</text:p>
          </table:table-cell>
          <table:table-cell table:style-name="ce9" table:formula="of:=[.D26]/([.D20]*[.H20])" office:value-type="float" office:value="0.707106781186547" calcext:value-type="float">
            <text:p>0,7071067812</text:p>
          </table:table-cell>
          <table:table-cell table:style-name="ce9" table:formula="of:=[.E26]/([.E20]*[.H20])" office:value-type="float" office:value="0.223606797749978" calcext:value-type="float">
            <text:p>0,2236067977</text:p>
          </table:table-cell>
          <table:table-cell table:style-name="ce9" table:formula="of:=[.F26]/([.F20]*[.H20])" office:value-type="float" office:value="0.566946709513841" calcext:value-type="float">
            <text:p>0,5669467095</text:p>
          </table:table-cell>
          <table:table-cell table:style-name="ce9" office:value-type="string" calcext:value-type="string">
            <text:p>DOC2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1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3</text:p>
          </table:table-cell>
          <table:table-cell table:style-name="ce9" table:formula="of:=[.C27]/([.C20]*[.I20])" office:value-type="float" office:value="0.298142396999972" calcext:value-type="float">
            <text:p>0,298142397</text:p>
          </table:table-cell>
          <table:table-cell table:style-name="ce9" table:formula="of:=[.D27]/([.D20]*[.I20])" office:value-type="float" office:value="0.288675134594813" calcext:value-type="float">
            <text:p>0,2886751346</text:p>
          </table:table-cell>
          <table:table-cell table:style-name="ce9" table:formula="of:=[.E27]/([.E20]*[.I20])" office:value-type="float" office:value="0.73029674334022" calcext:value-type="float">
            <text:p>0,7302967433</text:p>
          </table:table-cell>
          <table:table-cell table:style-name="ce9" table:formula="of:=[.F27]/([.F20]*[.I20])" office:value-type="float" office:value="0.462910049886276" calcext:value-type="float">
            <text:p>0,4629100499</text:p>
          </table:table-cell>
          <table:table-cell table:style-name="ce9" office:value-type="string" calcext:value-type="string">
            <text:p>DOC3</text:p>
          </table:table-cell>
          <table:table-cell table:style-name="ce9" office:value-type="string" calcext:value-type="string">
            <text:p>DOC4</text:p>
          </table:table-cell>
          <table:table-cell table:style-name="ce9" office:value-type="string" calcext:value-type="string">
            <text:p>DOC1</text:p>
          </table:table-cell>
          <table:table-cell table:style-name="ce9" office:value-type="string" calcext:value-type="string">
            <text:p>DOC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7"/>
          <table:table-cell table:number-columns-repeated="10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24:17.050440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8:08:09.732123697</meta:creation-date>
    <dc:date>2016-07-24T18:05:11.451066609</dc:date>
    <meta:editing-duration>PT3H23M15S</meta:editing-duration>
    <meta:editing-cycles>10</meta:editing-cycles>
    <meta:generator>LibreOffice/5.0.3.2$Linux_X86_64 LibreOffice_project/00m0$Build-2</meta:generator>
    <dc:creator>juan </dc:creator>
    <meta:document-statistic meta:table-count="1" meta:cell-count="232" meta:object-count="0"/>
  </office:meta>
</office:document-meta>
</file>